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hu" fo:country="HU" officeooo:rsid="0003f71e" officeooo:paragraph-rsid="0003f71e"/>
    </style:style>
    <style:style style:name="P2" style:family="paragraph" style:parent-style-name="Standard">
      <style:text-properties fo:language="hu" fo:country="HU" officeooo:rsid="0005bbcf" officeooo:paragraph-rsid="0005bbcf"/>
    </style:style>
    <style:style style:name="P3" style:family="paragraph" style:parent-style-name="Standard">
      <style:text-properties fo:language="hu" fo:country="HU" officeooo:rsid="0005bbcf" officeooo:paragraph-rsid="00092e50"/>
    </style:style>
    <style:style style:name="P4" style:family="paragraph" style:parent-style-name="Standard">
      <style:text-properties fo:language="hu" fo:country="HU" officeooo:rsid="00092e50" officeooo:paragraph-rsid="00092e50"/>
    </style:style>
    <style:style style:name="P5" style:family="paragraph" style:parent-style-name="Standard">
      <style:text-properties fo:language="hu" fo:country="HU" officeooo:rsid="000ae386" officeooo:paragraph-rsid="000ae386"/>
    </style:style>
    <style:style style:name="T1" style:family="text">
      <style:text-properties officeooo:rsid="0005bbcf"/>
    </style:style>
    <style:style style:name="T2" style:family="text">
      <style:text-properties officeooo:rsid="00071b5e"/>
    </style:style>
    <style:style style:name="T3" style:family="text">
      <style:text-properties officeooo:rsid="0008294c"/>
    </style:style>
    <style:style style:name="T4" style:family="text">
      <style:text-properties officeooo:rsid="00092e50"/>
    </style:style>
    <style:style style:name="T5" style:family="text">
      <style:text-properties officeooo:rsid="000d8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őoldal, nyitóoldal</text:p>
      <text:p text:style-name="P2"><text:tab/><text:span text:style-name="T3">Szerző, osztály, intézmény, dátum</text:span></text:p>
      <text:p text:style-name="P2">Tartalomjegyzék</text:p>
      <text:p text:style-name="P1">Bevezetés</text:p>
      <text:p text:style-name="P1"/>
      <text:p text:style-name="P1"><text:tab/><text:span text:style-name="T3">Jelen dokumentáció...</text:span></text:p>
      <text:p text:style-name="P1"/>
      <text:p text:style-name="P1">A projekt ismertetése</text:p>
      <text:p text:style-name="P1"><text:tab/><text:span text:style-name="T1">Témaválasztás indoklása</text:span></text:p>
      <text:p text:style-name="P1"><text:tab/><text:span text:style-name="T1">Szakmai célkitűzések</text:span></text:p>
      <text:p text:style-name="P1"><text:tab/><text:span text:style-name="T1">Mit hivatott megoldani?</text:span></text:p>
      <text:p text:style-name="P1"><text:tab/></text:p>
      <text:p text:style-name="P1"/>
      <text:p text:style-name="P2">A fejlesztőkörnyezet ismertetése</text:p>
      <text:p text:style-name="P2"><text:tab/>Hardver</text:p>
      <text:p text:style-name="P3"><text:tab/><text:tab/><text:span text:style-name="T2">saját hardver, egyébb hardverek </text:span><text:span text:style-name="T4">Linux, Windows</text:span></text:p>
      <text:p text:style-name="P2"><text:tab/>Szoftver</text:p>
      <text:p text:style-name="P2"><text:tab/><text:tab/><text:span text:style-name="T5">LibreOffice Writer, Microsoft Word</text:span></text:p>
      <text:p text:style-name="P2"><text:tab/><text:tab/><text:span text:style-name="T4">Canva</text:span></text:p>
      <text:p text:style-name="P2"><text:tab/><text:tab/><text:span text:style-name="T4">Google Workspace</text:span></text:p>
      <text:p text:style-name="P2"><text:tab/><text:tab/><text:span text:style-name="T4">Google Chrome</text:span></text:p>
      <text:p text:style-name="P2"><text:tab/><text:tab/><text:span text:style-name="T4">Visual Studio Code</text:span></text:p>
      <text:p text:style-name="P2"><text:tab/><text:tab/><text:span text:style-name="T4">Insomnia</text:span></text:p>
      <text:p text:style-name="P2"><text:tab/><text:tab/></text:p>
      <text:p text:style-name="P2"><text:tab/><text:tab/>Milyen fő részekből áll (front, back)</text:p>
      <text:p text:style-name="P2"/>
      <text:p text:style-name="P4">Felhasznált technológiák ismertetése</text:p>
      <text:p text:style-name="P4"><text:tab/>Angular, TypeScript, HTML, SCSS</text:p>
      <text:p text:style-name="P4"><text:tab/>Laravel, PHP</text:p>
      <text:p text:style-name="P4"/>
      <text:p text:style-name="P5">Adatszerkezet (diatervekkel)</text:p>
      <text:p text:style-name="P5"><text:tab/>Web</text:p>
      <text:p text:style-name="P5"><text:tab/>API</text:p>
      <text:p text:style-name="P5"/>
      <text:p text:style-name="P4"><text:tab/></text:p>
      <text:p text:style-name="P4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1:23:28.979937009</meta:creation-date>
    <meta:generator>LibreOffice/7.3.7.2$Linux_X86_64 LibreOffice_project/30$Build-2</meta:generator>
    <dc:date>2023-03-08T12:21:16.296386943</dc:date>
    <meta:editing-duration>PT36M31S</meta:editing-duration>
    <meta:editing-cycles>5</meta:editing-cycles>
    <meta:document-statistic meta:table-count="0" meta:image-count="0" meta:object-count="0" meta:page-count="1" meta:paragraph-count="29" meta:word-count="63" meta:character-count="552" meta:non-whitespace-character-count="484"/>
  </office:meta>
</office:document-meta>
</file>